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1688.55pt" style:type="right"/>
          <style:tab-stop style:position="-2.7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1688.55pt" style:type="right"/>
          <style:tab-stop style:position="-2.7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4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48.05pt"/>
          <style:tab-stop style:position="3286.95pt" style:type="center"/>
          <style:tab-stop style:position="421118.95pt" style:type="right"/>
          <style:tab-stop style:position="10.10pt"/>
          <style:tab-stop style:position="108.65pt"/>
          <style:tab-stop style:position="3286.95pt" style:type="center"/>
          <style:tab-stop style:position="421118.95pt" style:type="right"/>
          <style:tab-stop style:position="-2.70pt"/>
          <style:tab-stop style:position="51.85pt"/>
        </style:tab-stops>
      </style:paragraph-properties>
    </style:style>
    <style:style style:name="P39" style:family="paragraph">
      <style:paragraph-properties fo:line-height="100.00%" fo:text-align="left"/>
    </style:style>
    <style:style style:name="TableColumn0100" style:family="table-column">
      <style:table-column-properties style:column-width="0.704861in"/>
    </style:style>
    <style:style style:name="TableColumn0101" style:family="table-column">
      <style:table-column-properties style:column-width="1.546528in"/>
    </style:style>
    <style:style style:name="TableColumn0102" style:family="table-column">
      <style:table-column-properties style:column-width="0.757639in"/>
    </style:style>
    <style:style style:name="TableColumn0103" style:family="table-column">
      <style:table-column-properties style:column-width="1.548611in"/>
    </style:style>
    <style:style style:name="TableColumn0104" style:family="table-column">
      <style:table-column-properties style:column-width="0.513194in"/>
    </style:style>
    <style:style style:name="TableColumn0105" style:family="table-column">
      <style:table-column-properties style:column-width="0.552778in"/>
    </style:style>
    <style:style style:name="TableColumn0106" style:family="table-column">
      <style:table-column-properties style:column-width="1.170139in"/>
    </style:style>
    <style:style style:name="TableColumn0107" style:family="table-column">
      <style:table-column-properties style:column-width="0.456944in"/>
    </style:style>
    <style:style style:name="TableColumn0108" style:family="table-column">
      <style:table-column-properties style:column-width="0.946528in"/>
    </style:style>
    <style:style style:name="Table01" style:family="table">
      <style:table-properties style:width="8.197222in" fo:margin-left="0.000000in" style:writing-mode="lr" table:align="left" style:may-break-between-rows="fals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transparent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row table:style-name="TableRow0100">
          <table:table-cell table:style-name="TableCell010000">
            <text:p text:style-name="P2"><text:span text:style-name="T1"/></text:p>
          </table:table-cell>
          <table:table-cell table:style-name="TableCell010001">
            <text:p text:style-name="P2"><text:span text:style-name="T1"/></text:p>
          </table:table-cell>
          <table:table-cell table:style-name="TableCell010002">
            <text:p text:style-name="P2"><text:span text:style-name="T1"/></text:p>
          </table:table-cell>
          <table:table-cell table:style-name="TableCell010003">
            <text:p text:style-name="P2"><text:span text:style-name="T1"/></text:p>
          </table:table-cell>
          <table:table-cell table:style-name="TableCell010004">
            <text:p text:style-name="P2"><text:span text:style-name="T1"/></text:p>
          </table:table-cell>
          <table:table-cell table:style-name="TableCell010005">
            <text:p text:style-name="P2"><text:span text:style-name="T1"/></text:p>
          </table:table-cell>
          <table:table-cell table:style-name="TableCell010006">
            <text:p text:style-name="P2"><text:span text:style-name="T1"/></text:p>
          </table:table-cell>
          <table:table-cell table:style-name="TableCell010007">
            <text:p text:style-name="P2"><text:span text:style-name="T1"/></text:p>
          </table:table-cell>
          <table:table-cell table:style-name="TableCell010008">
            <text:p text:style-name="P2"><text:span text:style-name="T1"/></text:p>
          </table:table-cell>
        </table:table-row>
        <table:table-row table:style-name="TableRow0101">
          <table:table-cell table:style-name="TableCell010100">
            <text:p text:style-name="P5"><text:span text:style-name="T2">Название задания</text:span></text:p>
            <text:p text:style-name="P5"><text:span text:style-name="T3"/></text:p>
          </table:table-cell>
          <table:table-cell table:style-name="TableCell010101">
            <text:p text:style-name="P5"><text:span text:style-name="T4">Происходящее</text:span><text:span text:style-name="T5"/></text:p>
          </table:table-cell>
          <table:table-cell table:style-name="TableCell010102">
            <text:p text:style-name="P5"><text:span text:style-name="T6">Цели</text:span><text:span text:style-name="T7"/></text:p>
          </table:table-cell>
          <table:table-cell table:style-name="TableCell010103">
            <text:p text:style-name="P5"><text:span text:style-name="T8">Диалог</text:span><text:span text:style-name="T9"/></text:p>
          </table:table-cell>
          <table:table-cell table:style-name="TableCell010104">
            <text:p text:style-name="P5"><text:span text:style-name="T10">Локация</text:span><text:span text:style-name="T11"/></text:p>
          </table:table-cell>
          <table:table-cell table:style-name="TableCell010105">
            <text:p text:style-name="P5"><text:span text:style-name="T12">награда</text:span><text:span text:style-name="T13"/></text:p>
          </table:table-cell>
          <table:table-cell table:style-name="TableCell010106">
            <text:p text:style-name="P5"><text:span text:style-name="T14">Способ получения</text:span><text:span text:style-name="T15"/></text:p>
          </table:table-cell>
          <table:table-cell table:style-name="TableCell010107">
            <text:p text:style-name="P5"><text:span text:style-name="T16">тип</text:span><text:span text:style-name="T17"/></text:p>
          </table:table-cell>
          <table:table-cell table:style-name="TableCell010108">
            <text:p text:style-name="P5"><text:span text:style-name="T18">бои</text:span><text:span text:style-name="T19"/></text:p>
          </table:table-cell>
        </table:table-row>
        <table:table-row table:style-name="TableRow0102">
          <table:table-cell table:style-name="TableCell010200">
            <text:p text:style-name="P7"><text:span text:style-name="T20">«</text:span><text:span text:style-name="T21">Стражи порядка</text:span><text:span text:style-name="T22">»</text:span></text:p>
            <text:p text:style-name="P7"><text:span text:style-name="T23"/></text:p>
            <text:p text:style-name="P7"><text:span text:style-name="T24">Пятое.</text:span></text:p>
            <text:p text:style-name="P7"><text:span text:style-name="T25"/></text:p>
            <text:p text:style-name="P7"><text:span text:style-name="T26">Специальное шестое.</text:span><text:span text:style-name="T27"/></text:p>
          </table:table-cell>
          <table:table-cell table:style-name="TableCell010201">
            <text:p text:style-name="P7"><text:span text:style-name="T28">Игрок подходит к торговцу, который что-то крайне возмущённо говорит. Начинается диалог 1. </text:span></text:p>
            <text:p text:style-name="P7"><text:span text:style-name="T28">Приняв задание, игроку следует отправиться к воротам и выбрать направление<text:s/></text:span><text:span text:style-name="T29">«</text:span><text:span text:style-name="T30">запад</text:span><text:span text:style-name="T31">». </text:span></text:p>
            <text:p text:style-name="P7"><text:span text:style-name="T32">Всего на выбор их три:</text:span></text:p>
            <text:p text:style-name="P7"><text:span text:style-name="T32">Запад</text:span></text:p>
            <text:p text:style-name="P7"><text:span text:style-name="T32">Восток</text:span></text:p>
            <text:p text:style-name="P7"><text:span text:style-name="T32">Север </text:span></text:p>
            <text:p text:style-name="P7"><text:span text:style-name="T32">Отправившись на запад, игрок выйдет на тракт. Пройдя по нему некоторое расстояние, он увидит разбитую повозку и сидящих возле неё бандитов. Один из них вскакивает, начинается диалог 2. </text:span></text:p>
            <text:p text:style-name="P7"><text:span text:style-name="T32">При получении цели 2 игроку следует отправиться в Кастомаки и вновь поговорить с торговцем. Подойдя к разбитой телеге игрок может сказать купцу о прячущихся бандитах(только если он оставил их в живых во время диалога 2). В таком случае запустится бой 2. Если же игрок не предупредит торговца, бандиты атакуют с разных сторон, но торговец успевает перед смертью выстрелить и ранить одного из них. Главарь бандитов говорит:<text:s/></text:span><text:span text:style-name="T33">«</text:span><text:span text:style-name="T34">Послушай, друг... а почему бы нам не убить тебя и не забрать всё?</text:span><text:span text:style-name="T35">»<text:s/></text:span><text:span text:style-name="T36">Начинается бой 3.</text:span></text:p>
            <text:p text:style-name="P7"><text:span text:style-name="T36">Если же игрок убил бандитов заранее, торговец просто забирает груз. </text:span></text:p>
            <text:p text:style-name="P7"><text:span text:style-name="T36">Если игрок в диалоге 1 не требовал платы с торговца, тот ещё раз сердечно благодарит его и представится. Торговца зовут Хильгримм. Игрок тоже представится. Хильгримм предложит выпить. Игрок может отказаться, чем завершит квест, или согласиться, что запустит цель 3. </text:span></text:p>
            <text:p text:style-name="P7"><text:span text:style-name="T36">Если же торговец погиб, игрок может свободно обыскать повозку с грузом и его труп. Если торговец остался жив, игрок может обыскать только трупы бандитов. </text:span></text:p>
            <text:p text:style-name="P7"><text:span text:style-name="T36">Игрок должен вернуться в Кастомаки и выбрать из вариантов </text:span></text:p>
            <text:p text:style-name="P7"><text:span text:style-name="T37">«</text:span><text:span text:style-name="T38">На рынок</text:span><text:span text:style-name="T39">» </text:span></text:p>
            <text:p text:style-name="P7"><text:span text:style-name="T40">«</text:span><text:span text:style-name="T41">Домой</text:span><text:span text:style-name="T42">» </text:span></text:p>
            <text:p text:style-name="P7"><text:span text:style-name="T43">«</text:span><text:span text:style-name="T44">К воротам</text:span><text:span text:style-name="T45">»</text:span></text:p>
            <text:p text:style-name="P7"><text:span text:style-name="T46">«</text:span><text:span text:style-name="T47">В переулок</text:span><text:span text:style-name="T48">»</text:span></text:p>
            <text:p text:style-name="P7"><text:span text:style-name="T49">«</text:span><text:span text:style-name="T50">В трактир</text:span><text:span text:style-name="T51">»</text:span></text:p>
            <text:p text:style-name="P7"><text:span text:style-name="T52">последний. </text:span></text:p>
            <text:p text:style-name="P7"><text:span text:style-name="T52">Оказавшись в трактире, игрок и купец садятся за столик. Купец платит за выпивку и начинается диалог 3.</text:span></text:p>
            <text:p text:style-name="P7"><text:span text:style-name="T52">Если игрок не стал пить, он может попытаться выкрасть что-либо из кармана пьяного купца. Если ловкость игрока равна или больше 2-х, ему удаётся украсть </text:span></text:p>
            <text:p text:style-name="P7"><text:span text:style-name="T53">200<text:s/></text:span><text:span text:style-name="T54">медяков. </text:span></text:p>
            <text:p text:style-name="P7"><text:span text:style-name="T54">Если игрок стал пить, он вырубается и просыпается на полу трактира. Рядом лежит локрийский револьвер(сила+1, меткость+3), а рядом с ним записка:<text:s/></text:span><text:span text:style-name="T55">«</text:span><text:span text:style-name="T56">Прошу принять его в оплату за ваш подвиг. Уверен, такому храброму войну он сослужит добрую службу. Я проснулся в этом трактире на заре и уже уезжаю. Вас я будить не стал. </text:span></text:p>
            <text:p text:style-name="P7"><text:span text:style-name="T57"><text:s/>-</text:span><text:span text:style-name="T58">Хильгримм Годрисон.</text:span><text:span text:style-name="T59">».</text:span></text:p>
            <text:p text:style-name="P7"><text:span text:style-name="T60">Игрок улыбается и встаёт из-за стола. Его голова раскалывается от похмелья. Задание выполнено.</text:span></text:p>
            <text:p text:style-name="P7"><text:span text:style-name="T61"><text:s/></text:span></text:p>
            <text:p text:style-name="P7"><text:span text:style-name="T62"/></text:p>
            <text:p text:style-name="P7"><text:span text:style-name="T63"><text:s/></text:span></text:p>
            <text:p text:style-name="P7"><text:span text:style-name="T64"/></text:p>
          </table:table-cell>
          <table:table-cell table:style-name="TableCell010202">
            <text:p text:style-name="P7"><text:span text:style-name="T65">1)<text:s/></text:span><text:span text:style-name="T66">Найти логово бандитов на Западном Тракте. </text:span></text:p>
            <text:p text:style-name="P7"><text:span text:style-name="T67">2)<text:s/></text:span><text:span text:style-name="T68">Вернуться к торговцу. И привести его к товару. </text:span></text:p>
            <text:p text:style-name="P7"><text:span text:style-name="T69">3)</text:span><text:span text:style-name="T70">отправиться в трактир.</text:span><text:span text:style-name="T71"/></text:p>
          </table:table-cell>
          <table:table-cell table:style-name="TableCell010203">
            <text:p text:style-name="P7"><text:span text:style-name="T72">1)<text:s/></text:span><text:span text:style-name="T73">Торговец: Эти Варнийцы ещё хуже Анрогоцев! Жадные ублюдки! Они отобрали у меня 90% товара и назвали это пошлиной! Подумать только... Какая к дьяволу пошлина, это настоящий грабёж! Теперь вся поездка не окупится! Мне даже не на что добраться до дома! </text:span></text:p>
            <text:p text:style-name="P7"><text:span text:style-name="T73">Игрок: </text:span></text:p>
            <text:p text:style-name="P7"><text:span text:style-name="T73">а)Вступить в разговор </text:span></text:p>
            <text:p text:style-name="P7"><text:span text:style-name="T73">Б) Пройти мимо<text:s text:c="2"/></text:span></text:p>
            <text:p text:style-name="P7"><text:span text:style-name="T73">При выборе варианта Б диалог обрывается. Задание при этом всё ещё можно взять. </text:span></text:p>
            <text:p text:style-name="P7"><text:span text:style-name="T73">При выборе варианта а): </text:span></text:p>
            <text:p text:style-name="P7"><text:span text:style-name="T73">Игрок: Простите, сир, из какой вы страны? </text:span></text:p>
            <text:p text:style-name="P7"><text:span text:style-name="T73">Торговец: Из Локрии. </text:span></text:p>
            <text:p text:style-name="P7"><text:span text:style-name="T73">Игрок: в таком случае, пошлина должна быть не более 10%. Она такова ещё со времён Расцвета Магии. Скорее всего, вы просто наткнулись на бандитов, прикинувшихся стражей. </text:span></text:p>
            <text:p text:style-name="P7"><text:span text:style-name="T73">Торговец: Вот чёрт! Вы похожи на воина, добрый человек. Не могли бы вы помочь мне вернуть мой товар? </text:span></text:p>
            <text:p text:style-name="P7"><text:span text:style-name="T73">Игрок: а)Конечно, но не бесплатно </text:span></text:p>
            <text:p text:style-name="P7"><text:span text:style-name="T74"><text:s text:c="7"/></text:span><text:span text:style-name="T75">б) Конечно! </text:span></text:p>
            <text:p text:style-name="P7"><text:span text:style-name="T76"><text:s text:c="7"/></text:span><text:span text:style-name="T77">в) У меня пока нет времени. </text:span></text:p>
            <text:p text:style-name="P7"><text:span text:style-name="T77">Варианты а и б так или иначе начинают задание. Влияют они лишь на награду за его выполнение. </text:span></text:p>
            <text:p text:style-name="P7"><text:span text:style-name="T77">При варианте а или б: </text:span></text:p>
            <text:p text:style-name="P7"><text:span text:style-name="T77">Торговец: Ох, спасибо. Буду ждать вас. </text:span></text:p>
            <text:p text:style-name="P7"><text:span text:style-name="T77">При варианте в: </text:span></text:p>
            <text:p text:style-name="P7"><text:span text:style-name="T77">Эх, очень жаль. Что ж, может вы ещё передумаете... Я предлагаю вам плату в 50% от моего товара! </text:span></text:p>
            <text:p text:style-name="P7"><text:span text:style-name="T77">Игрок:</text:span></text:p>
            <text:p text:style-name="P7"><text:span text:style-name="T77">А) Я согласен!<text:s text:c="5"/></text:span></text:p>
            <text:p text:style-name="P7"><text:span text:style-name="T77">Б) Вы меня не убедили. Прощайте. </text:span></text:p>
            <text:p text:style-name="P7"><text:span text:style-name="T77">При выборе варианта б диалог обрывается. Задание всё ещё можно взять. В таком случае торговец скажет<text:s/></text:span><text:span text:style-name="T78">«</text:span><text:span text:style-name="T79">Ну что, передумали?</text:span><text:span text:style-name="T80">». </text:span></text:p>
            <text:p text:style-name="P7"><text:span text:style-name="T81">Игрок: </text:span></text:p>
            <text:p text:style-name="P7"><text:span text:style-name="T81">а) Да. </text:span></text:p>
            <text:p text:style-name="P7"><text:span text:style-name="T81">б) Нет. </text:span></text:p>
            <text:p text:style-name="P7"><text:span text:style-name="T81">Вариант б вновь обрывает диалог. </text:span></text:p>
            <text:p text:style-name="P7"><text:span text:style-name="T82">2)<text:s/></text:span><text:span text:style-name="T83">Главарь бандитов: О! Гляди, парни, кажется, у нас тут герой нашёлся! Даю дружеский совет: вали отсюда. </text:span></text:p>
            <text:p text:style-name="P7"><text:span text:style-name="T83">Игрок: </text:span></text:p>
            <text:p text:style-name="P7"><text:span text:style-name="T83">а) И не подумаю. Умрите!(запускает бой 1). </text:span></text:p>
            <text:p text:style-name="P7"><text:span text:style-name="T83">б) Господа, мы можем договориться! </text:span></text:p>
            <text:p text:style-name="P7"><text:span text:style-name="T83">При выборе варианта б: </text:span></text:p>
            <text:p text:style-name="P7"><text:span text:style-name="T83">Главарь бандитов заинтересованно смотрит на игрока: и что ты можешь нам предложить? </text:span></text:p>
            <text:p text:style-name="P7"><text:span text:style-name="T83">Бандит подходит ближе. </text:span></text:p>
            <text:p text:style-name="P7"><text:span text:style-name="T83">Игрок: </text:span></text:p>
            <text:p text:style-name="P7"><text:span text:style-name="T83">а) Смерть!(игрок быстро убивает главаря, запускается бой 1, но среди противников нет главаря бандитов). </text:span></text:p>
            <text:p text:style-name="P7"><text:span text:style-name="T83">б) Вы притаитесь в кустах, а я приведу сюда торговца. Убьём его и разделим то, что у него есть. </text:span></text:p>
            <text:p text:style-name="P7"><text:span text:style-name="T83">При выборе варианта б:</text:span></text:p>
            <text:p text:style-name="P7"><text:span text:style-name="T83">Главарь: Хм, а ты прав. Я согласен.</text:span></text:p>
            <text:p text:style-name="P7"><text:span text:style-name="T83">По окончанию боя 1, либо после этих слов главаря появляется цель 2. </text:span></text:p>
            <text:p text:style-name="P7"><text:span text:style-name="T84">3) </text:span></text:p>
            <text:p text:style-name="P7"><text:span text:style-name="T85">Хильгримм: Хорошо, что ты им задал. Давно не встречал такого смелого воина.Я думаю, что ты можешь сравниться с героями древности. Но это я думаю, а уверен я в том, что надо выпить! </text:span></text:p>
            <text:p text:style-name="P7"><text:span text:style-name="T85">Игрок: </text:span></text:p>
            <text:p text:style-name="P7"><text:span text:style-name="T85">а) Извини, что-то не хочется. </text:span></text:p>
            <text:p text:style-name="P7"><text:span text:style-name="T85">б)Конечно! </text:span></text:p>
            <text:p text:style-name="P7"><text:span text:style-name="T85">При выборе варианта б игрок довольно быстро отключается и диалог кончается. </text:span></text:p>
            <text:p text:style-name="P7"><text:span text:style-name="T85">При выборе варианта а)</text:span></text:p>
            <text:p text:style-name="P7"><text:span text:style-name="T85">Хильгримм: Ну, как хочешь.</text:span></text:p>
            <text:p text:style-name="P7"><text:span text:style-name="T85">Торговец пьёт и вскоре пьянеет, после чего уходит. Диалог кончается. </text:span></text:p>
            <text:p text:style-name="P7"><text:span text:style-name="T86"/></text:p>
            <text:p text:style-name="P7"><text:span text:style-name="T86"/></text:p>
            <text:p text:style-name="P7"><text:span text:style-name="T86"/></text:p>
            <text:p text:style-name="P7"><text:span text:style-name="T86"/></text:p>
            <text:p text:style-name="P7"><text:span text:style-name="T86"/></text:p>
            <text:p text:style-name="P7"><text:span text:style-name="T86"/></text:p>
            <text:p text:style-name="P7"><text:span text:style-name="T86"/></text:p>
          </table:table-cell>
          <table:table-cell table:style-name="TableCell010204">
            <text:p text:style-name="P7"><text:span text:style-name="T87">Кастомаки: рынок, Западный Тракт</text:span><text:span text:style-name="T88"/></text:p>
          </table:table-cell>
          <table:table-cell table:style-name="TableCell010205">
            <text:p text:style-name="P7"><text:span text:style-name="T89">За обыск трупов бандитов: </text:span></text:p>
            <text:p text:style-name="P7"><text:span text:style-name="T89">ржавая сабля(сила+1, ловкость+1), 60 медяков. </text:span></text:p>
            <text:p text:style-name="P7"><text:span text:style-name="T89">За обыск трупа торговца:</text:span></text:p>
            <text:p text:style-name="P7"><text:span text:style-name="T89">локрийский револьвер, медяки:200.</text:span></text:p>
            <text:p text:style-name="P7"><text:span text:style-name="T89">За выполнение задания: опыт:100.</text:span><text:span text:style-name="T90"/></text:p>
          </table:table-cell>
          <table:table-cell table:style-name="TableCell010206">
            <text:p text:style-name="P7"><text:span text:style-name="T91">Зайти на рынок города и подойти к стоящему неподалёку<text:s text:c="2"/>торговцу, после выбрать вариант<text:s/></text:span><text:span text:style-name="T92">«</text:span><text:span text:style-name="T93">вступить в разговор</text:span><text:span text:style-name="T94">».</text:span><text:span text:style-name="T95"/></text:p>
          </table:table-cell>
          <table:table-cell table:style-name="TableCell010207">
            <text:p text:style-name="P7"><text:span text:style-name="T96">побочное</text:span><text:span text:style-name="T97"/></text:p>
          </table:table-cell>
          <table:table-cell table:style-name="TableCell010208">
            <text:p text:style-name="P7"><text:span text:style-name="T98">1) </text:span></text:p>
            <text:p text:style-name="P7"><text:span text:style-name="T99">Противники: </text:span></text:p>
            <text:p text:style-name="P7"><text:span text:style-name="T99">Главарь бандитов: </text:span></text:p>
            <text:p text:style-name="P7"><text:span text:style-name="T99">сила: 2</text:span></text:p>
            <text:p text:style-name="P7"><text:span text:style-name="T99">ловкость:2</text:span></text:p>
            <text:p text:style-name="P7"><text:span text:style-name="T99">меткость:1 </text:span></text:p>
            <text:p text:style-name="P7"><text:span text:style-name="T99">восприятие:2</text:span></text:p>
            <text:p text:style-name="P7"><text:span text:style-name="T99">удача:0</text:span></text:p>
            <text:p text:style-name="P7"><text:span text:style-name="T99">магия:0 </text:span></text:p>
            <text:p text:style-name="P7"><text:span text:style-name="T99">Бандит(их 2):</text:span></text:p>
            <text:p text:style-name="P7"><text:span text:style-name="T99">Сила:1</text:span></text:p>
            <text:p text:style-name="P7"><text:span text:style-name="T99">Ловкость:1</text:span></text:p>
            <text:p text:style-name="P7"><text:span text:style-name="T99">меткость:1 </text:span></text:p>
            <text:p text:style-name="P7"><text:span text:style-name="T99">остальное по нулям. </text:span></text:p>
            <text:p text:style-name="P7"><text:span text:style-name="T100">3)</text:span></text:p>
            <text:p text:style-name="P7"><text:span text:style-name="T101">Противники: </text:span></text:p>
            <text:p text:style-name="P7"><text:span text:style-name="T101">Главарь бандитов, </text:span></text:p>
            <text:p text:style-name="P7"><text:span text:style-name="T101">Раненый бандит: </text:span></text:p>
            <text:p text:style-name="P7"><text:span text:style-name="T101">Ловкость:1</text:span></text:p>
            <text:p text:style-name="P7"><text:span text:style-name="T101">Меткость:1</text:span></text:p>
            <text:p text:style-name="P7"><text:span text:style-name="T101">Сила:1</text:span></text:p>
            <text:p text:style-name="P7"><text:span text:style-name="T101">остальное по нулям. </text:span></text:p>
            <text:p text:style-name="P7"><text:span text:style-name="T101">Бандит. </text:span></text:p>
            <text:p text:style-name="P7"><text:span text:style-name="T102">2) </text:span></text:p>
            <text:p text:style-name="P7"><text:span text:style-name="T103">Враги: в точности, как в бою 1.</text:span></text:p>
            <text:p text:style-name="P7"><text:span text:style-name="T103">Союзники: </text:span></text:p>
            <text:p text:style-name="P7"><text:span text:style-name="T103">Торговец: </text:span></text:p>
            <text:p text:style-name="P7"><text:span text:style-name="T103">Сила:3</text:span></text:p>
            <text:p text:style-name="P7"><text:span text:style-name="T103">Меткость:4</text:span></text:p>
            <text:p text:style-name="P7"><text:span text:style-name="T103">Ловкость:1</text:span></text:p>
            <text:p text:style-name="P7"><text:span text:style-name="T103">Удача:1</text:span></text:p>
            <text:p text:style-name="P7"><text:span text:style-name="T103">Магия:0 </text:span></text:p>
            <text:p text:style-name="P7"><text:span text:style-name="T103">восприятие:4 </text:span></text:p>
            <text:p text:style-name="P7"><text:span text:style-name="T103">вооружён револьвером. </text:span></text:p>
            <text:p text:style-name="P7"><text:span text:style-name="T103">Если торговец умирает,задание провалено. </text:span></text:p>
            <text:p text:style-name="P7"><text:span text:style-name="T104"><text:s/></text:span></text:p>
            <text:p text:style-name="P7"><text:span text:style-name="T104"><text:s/></text:span><text:span text:style-name="T105"/></text:p>
          </table:table-cell>
        </table:table-row>
        <table:table-row table:style-name="TableRow0103">
          <table:table-cell table:style-name="TableCell010300">
            <text:p text:style-name="P9"><text:span text:style-name="T105"/></text:p>
          </table:table-cell>
          <table:table-cell table:style-name="TableCell010301">
            <text:p text:style-name="P9"><text:span text:style-name="T105"/></text:p>
          </table:table-cell>
          <table:table-cell table:style-name="TableCell010302">
            <text:p text:style-name="P9"><text:span text:style-name="T105"/></text:p>
          </table:table-cell>
          <table:table-cell table:style-name="TableCell010303">
            <text:p text:style-name="P9"><text:span text:style-name="T105"/></text:p>
          </table:table-cell>
          <table:table-cell table:style-name="TableCell010304">
            <text:p text:style-name="P9"><text:span text:style-name="T105"/></text:p>
          </table:table-cell>
          <table:table-cell table:style-name="TableCell010305">
            <text:p text:style-name="P9"><text:span text:style-name="T105"/></text:p>
          </table:table-cell>
          <table:table-cell table:style-name="TableCell010306">
            <text:p text:style-name="P9"><text:span text:style-name="T105"/></text:p>
          </table:table-cell>
          <table:table-cell table:style-name="TableCell010307">
            <text:p text:style-name="P9"><text:span text:style-name="T105"/></text:p>
          </table:table-cell>
          <table:table-cell table:style-name="TableCell010308">
            <text:p text:style-name="P9"><text:span text:style-name="T105"/></text:p>
          </table:table-cell>
        </table:table-row>
        <table:table-row table:style-name="TableRow0104">
          <table:table-cell table:style-name="TableCell010400">
            <text:p text:style-name="P11"><text:span text:style-name="T105"/></text:p>
          </table:table-cell>
          <table:table-cell table:style-name="TableCell010401">
            <text:p text:style-name="P11"><text:span text:style-name="T105"/></text:p>
          </table:table-cell>
          <table:table-cell table:style-name="TableCell010402">
            <text:p text:style-name="P11"><text:span text:style-name="T105"/></text:p>
          </table:table-cell>
          <table:table-cell table:style-name="TableCell010403">
            <text:p text:style-name="P11"><text:span text:style-name="T105"/></text:p>
          </table:table-cell>
          <table:table-cell table:style-name="TableCell010404">
            <text:p text:style-name="P11"><text:span text:style-name="T105"/></text:p>
          </table:table-cell>
          <table:table-cell table:style-name="TableCell010405">
            <text:p text:style-name="P11"><text:span text:style-name="T105"/></text:p>
          </table:table-cell>
          <table:table-cell table:style-name="TableCell010406">
            <text:p text:style-name="P11"><text:span text:style-name="T105"/></text:p>
          </table:table-cell>
          <table:table-cell table:style-name="TableCell010407">
            <text:p text:style-name="P11"><text:span text:style-name="T105"/></text:p>
          </table:table-cell>
          <table:table-cell table:style-name="TableCell010408">
            <text:p text:style-name="P11"><text:span text:style-name="T105"/></text:p>
          </table:table-cell>
        </table:table-row>
        <table:table-row table:style-name="TableRow0105">
          <table:table-cell table:style-name="TableCell010500">
            <text:p text:style-name="P13"><text:span text:style-name="T105"/></text:p>
          </table:table-cell>
          <table:table-cell table:style-name="TableCell010501">
            <text:p text:style-name="P13"><text:span text:style-name="T105"/></text:p>
          </table:table-cell>
          <table:table-cell table:style-name="TableCell010502">
            <text:p text:style-name="P13"><text:span text:style-name="T105"/></text:p>
          </table:table-cell>
          <table:table-cell table:style-name="TableCell010503">
            <text:p text:style-name="P13"><text:span text:style-name="T105"/></text:p>
          </table:table-cell>
          <table:table-cell table:style-name="TableCell010504">
            <text:p text:style-name="P13"><text:span text:style-name="T105"/></text:p>
          </table:table-cell>
          <table:table-cell table:style-name="TableCell010505">
            <text:p text:style-name="P13"><text:span text:style-name="T105"/></text:p>
          </table:table-cell>
          <table:table-cell table:style-name="TableCell010506">
            <text:p text:style-name="P13"><text:span text:style-name="T105"/></text:p>
          </table:table-cell>
          <table:table-cell table:style-name="TableCell010507">
            <text:p text:style-name="P13"><text:span text:style-name="T105"/></text:p>
          </table:table-cell>
          <table:table-cell table:style-name="TableCell010508">
            <text:p text:style-name="P13"><text:span text:style-name="T105"/></text:p>
          </table:table-cell>
        </table:table-row>
        <table:table-row table:style-name="TableRow0106">
          <table:table-cell table:style-name="TableCell010600">
            <text:p text:style-name="P15"><text:span text:style-name="T105"/></text:p>
          </table:table-cell>
          <table:table-cell table:style-name="TableCell010601">
            <text:p text:style-name="P15"><text:span text:style-name="T105"/></text:p>
          </table:table-cell>
          <table:table-cell table:style-name="TableCell010602">
            <text:p text:style-name="P15"><text:span text:style-name="T105"/></text:p>
          </table:table-cell>
          <table:table-cell table:style-name="TableCell010603">
            <text:p text:style-name="P15"><text:span text:style-name="T105"/></text:p>
          </table:table-cell>
          <table:table-cell table:style-name="TableCell010604">
            <text:p text:style-name="P15"><text:span text:style-name="T105"/></text:p>
          </table:table-cell>
          <table:table-cell table:style-name="TableCell010605">
            <text:p text:style-name="P15"><text:span text:style-name="T105"/></text:p>
          </table:table-cell>
          <table:table-cell table:style-name="TableCell010606">
            <text:p text:style-name="P15"><text:span text:style-name="T105"/></text:p>
          </table:table-cell>
          <table:table-cell table:style-name="TableCell010607">
            <text:p text:style-name="P15"><text:span text:style-name="T105"/></text:p>
          </table:table-cell>
          <table:table-cell table:style-name="TableCell010608">
            <text:p text:style-name="P15"><text:span text:style-name="T105"/></text:p>
          </table:table-cell>
        </table:table-row>
        <table:table-row table:style-name="TableRow0107">
          <table:table-cell table:style-name="TableCell010700">
            <text:p text:style-name="P17"><text:span text:style-name="T105"/></text:p>
          </table:table-cell>
          <table:table-cell table:style-name="TableCell010701">
            <text:p text:style-name="P17"><text:span text:style-name="T105"/></text:p>
          </table:table-cell>
          <table:table-cell table:style-name="TableCell010702">
            <text:p text:style-name="P17"><text:span text:style-name="T105"/></text:p>
          </table:table-cell>
          <table:table-cell table:style-name="TableCell010703">
            <text:p text:style-name="P17"><text:span text:style-name="T105"/></text:p>
          </table:table-cell>
          <table:table-cell table:style-name="TableCell010704">
            <text:p text:style-name="P17"><text:span text:style-name="T105"/></text:p>
          </table:table-cell>
          <table:table-cell table:style-name="TableCell010705">
            <text:p text:style-name="P17"><text:span text:style-name="T105"/></text:p>
          </table:table-cell>
          <table:table-cell table:style-name="TableCell010706">
            <text:p text:style-name="P17"><text:span text:style-name="T105"/></text:p>
          </table:table-cell>
          <table:table-cell table:style-name="TableCell010707">
            <text:p text:style-name="P17"><text:span text:style-name="T105"/></text:p>
          </table:table-cell>
          <table:table-cell table:style-name="TableCell010708">
            <text:p text:style-name="P17"><text:span text:style-name="T105"/></text:p>
          </table:table-cell>
        </table:table-row>
        <table:table-row table:style-name="TableRow0108">
          <table:table-cell table:style-name="TableCell010800">
            <text:p text:style-name="P19"><text:span text:style-name="T105"/></text:p>
          </table:table-cell>
          <table:table-cell table:style-name="TableCell010801">
            <text:p text:style-name="P19"><text:span text:style-name="T105"/></text:p>
          </table:table-cell>
          <table:table-cell table:style-name="TableCell010802">
            <text:p text:style-name="P19"><text:span text:style-name="T105"/></text:p>
          </table:table-cell>
          <table:table-cell table:style-name="TableCell010803">
            <text:p text:style-name="P19"><text:span text:style-name="T105"/></text:p>
          </table:table-cell>
          <table:table-cell table:style-name="TableCell010804">
            <text:p text:style-name="P19"><text:span text:style-name="T105"/></text:p>
          </table:table-cell>
          <table:table-cell table:style-name="TableCell010805">
            <text:p text:style-name="P19"><text:span text:style-name="T105"/></text:p>
          </table:table-cell>
          <table:table-cell table:style-name="TableCell010806">
            <text:p text:style-name="P19"><text:span text:style-name="T105"/></text:p>
          </table:table-cell>
          <table:table-cell table:style-name="TableCell010807">
            <text:p text:style-name="P19"><text:span text:style-name="T105"/></text:p>
          </table:table-cell>
          <table:table-cell table:style-name="TableCell010808">
            <text:p text:style-name="P19"><text:span text:style-name="T105"/></text:p>
          </table:table-cell>
        </table:table-row>
        <table:table-row table:style-name="TableRow0109">
          <table:table-cell table:style-name="TableCell010900">
            <text:p text:style-name="P21"><text:span text:style-name="T105"/></text:p>
          </table:table-cell>
          <table:table-cell table:style-name="TableCell010901">
            <text:p text:style-name="P21"><text:span text:style-name="T105"/></text:p>
          </table:table-cell>
          <table:table-cell table:style-name="TableCell010902">
            <text:p text:style-name="P21"><text:span text:style-name="T105"/></text:p>
          </table:table-cell>
          <table:table-cell table:style-name="TableCell010903">
            <text:p text:style-name="P21"><text:span text:style-name="T105"/></text:p>
          </table:table-cell>
          <table:table-cell table:style-name="TableCell010904">
            <text:p text:style-name="P21"><text:span text:style-name="T105"/></text:p>
          </table:table-cell>
          <table:table-cell table:style-name="TableCell010905">
            <text:p text:style-name="P21"><text:span text:style-name="T105"/></text:p>
          </table:table-cell>
          <table:table-cell table:style-name="TableCell010906">
            <text:p text:style-name="P21"><text:span text:style-name="T105"/></text:p>
          </table:table-cell>
          <table:table-cell table:style-name="TableCell010907">
            <text:p text:style-name="P21"><text:span text:style-name="T105"/></text:p>
          </table:table-cell>
          <table:table-cell table:style-name="TableCell010908">
            <text:p text:style-name="P21"><text:span text:style-name="T105"/></text:p>
          </table:table-cell>
        </table:table-row>
        <table:table-row table:style-name="TableRow0110">
          <table:table-cell table:style-name="TableCell011000">
            <text:p text:style-name="P23"><text:span text:style-name="T105"/></text:p>
          </table:table-cell>
          <table:table-cell table:style-name="TableCell011001">
            <text:p text:style-name="P23"><text:span text:style-name="T105"/></text:p>
          </table:table-cell>
          <table:table-cell table:style-name="TableCell011002">
            <text:p text:style-name="P23"><text:span text:style-name="T105"/></text:p>
          </table:table-cell>
          <table:table-cell table:style-name="TableCell011003">
            <text:p text:style-name="P23"><text:span text:style-name="T105"/></text:p>
          </table:table-cell>
          <table:table-cell table:style-name="TableCell011004">
            <text:p text:style-name="P23"><text:span text:style-name="T105"/></text:p>
          </table:table-cell>
          <table:table-cell table:style-name="TableCell011005">
            <text:p text:style-name="P23"><text:span text:style-name="T105"/></text:p>
          </table:table-cell>
          <table:table-cell table:style-name="TableCell011006">
            <text:p text:style-name="P23"><text:span text:style-name="T105"/></text:p>
          </table:table-cell>
          <table:table-cell table:style-name="TableCell011007">
            <text:p text:style-name="P23"><text:span text:style-name="T105"/></text:p>
          </table:table-cell>
          <table:table-cell table:style-name="TableCell011008">
            <text:p text:style-name="P23"><text:span text:style-name="T105"/></text:p>
          </table:table-cell>
        </table:table-row>
        <table:table-row table:style-name="TableRow0111">
          <table:table-cell table:style-name="TableCell011100">
            <text:p text:style-name="P25"><text:span text:style-name="T105"/></text:p>
          </table:table-cell>
          <table:table-cell table:style-name="TableCell011101">
            <text:p text:style-name="P25"><text:span text:style-name="T105"/></text:p>
          </table:table-cell>
          <table:table-cell table:style-name="TableCell011102">
            <text:p text:style-name="P25"><text:span text:style-name="T105"/></text:p>
          </table:table-cell>
          <table:table-cell table:style-name="TableCell011103">
            <text:p text:style-name="P25"><text:span text:style-name="T105"/></text:p>
          </table:table-cell>
          <table:table-cell table:style-name="TableCell011104">
            <text:p text:style-name="P25"><text:span text:style-name="T105"/></text:p>
          </table:table-cell>
          <table:table-cell table:style-name="TableCell011105">
            <text:p text:style-name="P25"><text:span text:style-name="T105"/></text:p>
          </table:table-cell>
          <table:table-cell table:style-name="TableCell011106">
            <text:p text:style-name="P25"><text:span text:style-name="T105"/></text:p>
          </table:table-cell>
          <table:table-cell table:style-name="TableCell011107">
            <text:p text:style-name="P25"><text:span text:style-name="T105"/></text:p>
          </table:table-cell>
          <table:table-cell table:style-name="TableCell011108">
            <text:p text:style-name="P25"><text:span text:style-name="T105"/></text:p>
          </table:table-cell>
        </table:table-row>
        <table:table-row table:style-name="TableRow0112">
          <table:table-cell table:style-name="TableCell011200">
            <text:p text:style-name="P27"><text:span text:style-name="T105"/></text:p>
          </table:table-cell>
          <table:table-cell table:style-name="TableCell011201">
            <text:p text:style-name="P27"><text:span text:style-name="T105"/></text:p>
          </table:table-cell>
          <table:table-cell table:style-name="TableCell011202">
            <text:p text:style-name="P27"><text:span text:style-name="T105"/></text:p>
          </table:table-cell>
          <table:table-cell table:style-name="TableCell011203">
            <text:p text:style-name="P27"><text:span text:style-name="T105"/></text:p>
          </table:table-cell>
          <table:table-cell table:style-name="TableCell011204">
            <text:p text:style-name="P27"><text:span text:style-name="T105"/></text:p>
          </table:table-cell>
          <table:table-cell table:style-name="TableCell011205">
            <text:p text:style-name="P27"><text:span text:style-name="T105"/></text:p>
          </table:table-cell>
          <table:table-cell table:style-name="TableCell011206">
            <text:p text:style-name="P27"><text:span text:style-name="T105"/></text:p>
          </table:table-cell>
          <table:table-cell table:style-name="TableCell011207">
            <text:p text:style-name="P27"><text:span text:style-name="T105"/></text:p>
          </table:table-cell>
          <table:table-cell table:style-name="TableCell011208">
            <text:p text:style-name="P27"><text:span text:style-name="T105"/></text:p>
          </table:table-cell>
        </table:table-row>
        <table:table-row table:style-name="TableRow0113">
          <table:table-cell table:style-name="TableCell011300">
            <text:p text:style-name="P29"><text:span text:style-name="T105"/></text:p>
          </table:table-cell>
          <table:table-cell table:style-name="TableCell011301">
            <text:p text:style-name="P29"><text:span text:style-name="T105"/></text:p>
          </table:table-cell>
          <table:table-cell table:style-name="TableCell011302">
            <text:p text:style-name="P29"><text:span text:style-name="T105"/></text:p>
          </table:table-cell>
          <table:table-cell table:style-name="TableCell011303">
            <text:p text:style-name="P29"><text:span text:style-name="T105"/></text:p>
          </table:table-cell>
          <table:table-cell table:style-name="TableCell011304">
            <text:p text:style-name="P29"><text:span text:style-name="T105"/></text:p>
          </table:table-cell>
          <table:table-cell table:style-name="TableCell011305">
            <text:p text:style-name="P29"><text:span text:style-name="T105"/></text:p>
          </table:table-cell>
          <table:table-cell table:style-name="TableCell011306">
            <text:p text:style-name="P29"><text:span text:style-name="T105"/></text:p>
          </table:table-cell>
          <table:table-cell table:style-name="TableCell011307">
            <text:p text:style-name="P29"><text:span text:style-name="T105"/></text:p>
          </table:table-cell>
          <table:table-cell table:style-name="TableCell011308">
            <text:p text:style-name="P29"><text:span text:style-name="T105"/></text:p>
          </table:table-cell>
        </table:table-row>
        <table:table-row table:style-name="TableRow0114">
          <table:table-cell table:style-name="TableCell011400">
            <text:p text:style-name="P31"><text:span text:style-name="T105"/></text:p>
          </table:table-cell>
          <table:table-cell table:style-name="TableCell011401">
            <text:p text:style-name="P31"><text:span text:style-name="T105"/></text:p>
          </table:table-cell>
          <table:table-cell table:style-name="TableCell011402">
            <text:p text:style-name="P31"><text:span text:style-name="T105"/></text:p>
          </table:table-cell>
          <table:table-cell table:style-name="TableCell011403">
            <text:p text:style-name="P31"><text:span text:style-name="T105"/></text:p>
          </table:table-cell>
          <table:table-cell table:style-name="TableCell011404">
            <text:p text:style-name="P31"><text:span text:style-name="T105"/></text:p>
          </table:table-cell>
          <table:table-cell table:style-name="TableCell011405">
            <text:p text:style-name="P31"><text:span text:style-name="T105"/></text:p>
          </table:table-cell>
          <table:table-cell table:style-name="TableCell011406">
            <text:p text:style-name="P31"><text:span text:style-name="T105"/></text:p>
          </table:table-cell>
          <table:table-cell table:style-name="TableCell011407">
            <text:p text:style-name="P31"><text:span text:style-name="T105"/></text:p>
          </table:table-cell>
          <table:table-cell table:style-name="TableCell011408">
            <text:p text:style-name="P31"><text:span text:style-name="T105"/></text:p>
          </table:table-cell>
        </table:table-row>
        <table:table-row table:style-name="TableRow0115">
          <table:table-cell table:style-name="TableCell011500">
            <text:p text:style-name="P33"><text:span text:style-name="T105"/></text:p>
          </table:table-cell>
          <table:table-cell table:style-name="TableCell011501">
            <text:p text:style-name="P33"><text:span text:style-name="T105"/></text:p>
          </table:table-cell>
          <table:table-cell table:style-name="TableCell011502">
            <text:p text:style-name="P33"><text:span text:style-name="T105"/></text:p>
          </table:table-cell>
          <table:table-cell table:style-name="TableCell011503">
            <text:p text:style-name="P33"><text:span text:style-name="T105"/></text:p>
          </table:table-cell>
          <table:table-cell table:style-name="TableCell011504">
            <text:p text:style-name="P33"><text:span text:style-name="T105"/></text:p>
          </table:table-cell>
          <table:table-cell table:style-name="TableCell011505">
            <text:p text:style-name="P33"><text:span text:style-name="T105"/></text:p>
          </table:table-cell>
          <table:table-cell table:style-name="TableCell011506">
            <text:p text:style-name="P33"><text:span text:style-name="T105"/></text:p>
          </table:table-cell>
          <table:table-cell table:style-name="TableCell011507">
            <text:p text:style-name="P33"><text:span text:style-name="T105"/></text:p>
          </table:table-cell>
          <table:table-cell table:style-name="TableCell011508">
            <text:p text:style-name="P33"><text:span text:style-name="T105"/></text:p>
          </table:table-cell>
        </table:table-row>
        <table:table-row table:style-name="TableRow0116">
          <table:table-cell table:style-name="TableCell011600">
            <text:p text:style-name="P35"><text:span text:style-name="T105"/></text:p>
          </table:table-cell>
          <table:table-cell table:style-name="TableCell011601">
            <text:p text:style-name="P35"><text:span text:style-name="T105"/></text:p>
          </table:table-cell>
          <table:table-cell table:style-name="TableCell011602">
            <text:p text:style-name="P35"><text:span text:style-name="T105"/></text:p>
          </table:table-cell>
          <table:table-cell table:style-name="TableCell011603">
            <text:p text:style-name="P35"><text:span text:style-name="T105"/></text:p>
          </table:table-cell>
          <table:table-cell table:style-name="TableCell011604">
            <text:p text:style-name="P35"><text:span text:style-name="T105"/></text:p>
          </table:table-cell>
          <table:table-cell table:style-name="TableCell011605">
            <text:p text:style-name="P35"><text:span text:style-name="T105"/></text:p>
          </table:table-cell>
          <table:table-cell table:style-name="TableCell011606">
            <text:p text:style-name="P35"><text:span text:style-name="T105"/></text:p>
          </table:table-cell>
          <table:table-cell table:style-name="TableCell011607">
            <text:p text:style-name="P35"><text:span text:style-name="T105"/></text:p>
          </table:table-cell>
          <table:table-cell table:style-name="TableCell011608">
            <text:p text:style-name="P35"><text:span text:style-name="T105"/></text:p>
          </table:table-cell>
        </table:table-row>
        <table:table-row table:style-name="TableRow0117">
          <table:table-cell table:style-name="TableCell011700">
            <text:p text:style-name="P37"><text:span text:style-name="T105"/></text:p>
          </table:table-cell>
          <table:table-cell table:style-name="TableCell011701">
            <text:p text:style-name="P37"><text:span text:style-name="T105"/></text:p>
          </table:table-cell>
          <table:table-cell table:style-name="TableCell011702">
            <text:p text:style-name="P37"><text:span text:style-name="T105"/></text:p>
          </table:table-cell>
          <table:table-cell table:style-name="TableCell011703">
            <text:p text:style-name="P37"><text:span text:style-name="T105"/></text:p>
          </table:table-cell>
          <table:table-cell table:style-name="TableCell011704">
            <text:p text:style-name="P37"><text:span text:style-name="T105"/></text:p>
          </table:table-cell>
          <table:table-cell table:style-name="TableCell011705">
            <text:p text:style-name="P37"><text:span text:style-name="T105"/></text:p>
          </table:table-cell>
          <table:table-cell table:style-name="TableCell011706">
            <text:p text:style-name="P37"><text:span text:style-name="T105"/></text:p>
          </table:table-cell>
          <table:table-cell table:style-name="TableCell011707">
            <text:p text:style-name="P37"><text:span text:style-name="T105"/></text:p>
          </table:table-cell>
          <table:table-cell table:style-name="TableCell011708">
            <text:p text:style-name="P37"><text:span text:style-name="T105"/></text:p>
          </table:table-cell>
        </table:table-row>
      </table:table>
      <text:p text:style-name="P39"><text:span text:style-name="T1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